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CompilationMessages.errMissingPartnerRolePortType( QName portType , String partnerRole , QName pl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Empty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TwoWayOperationExpected(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UnknownPartInAlias( String par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InvalidRetryDelayValu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InvalidRetryForValu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recognizedVariableDeclaration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XsdType( QName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DuplicateLinkTarget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PartnerLinkDoesNotDeclarePartnerRol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VariableTypeMismatch( String varName , QName expectedType , QName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VariableDeclInvalid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knownImportType( String im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declaredProperty( Q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NoRoo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MissingImpor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AtomicScopeNesting( boolean atom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CompilationMessages.warnWsdlUriIgnoredFor20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AliasUndeclaredMessage( QName property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WsdlImportFailed( String wsdlUri , String faul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WsdlParseError( String faultCode , String loca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InvalidDocXsltUri( String docStr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CompilationErrors( int errorCount , String pretty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PartnerLinkDoesNotDeclareMyRol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VariableDeclMutipleTypes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seOfUninitializedCorrelationSet( String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PartnerLink( String p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Empty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declaredRole( String roleName , QName partnerLink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UndeclaredCorrelationSet( String c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BpelParse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VariableDeclMissingTyp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DuplicateLinkSource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InvalidAl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DuplicateWSDLImport( String tns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MustSpecifyRelat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LinkCrossesEventHandlerBoundary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PartnerLinkType( QName partnerLi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infCompiling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PortTypeMismatch( QName portType , QName expected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EmptyC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ProcessNamespaceNo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DuplicatePartnerLinkDecl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ProcessNameNo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MissingMyRolePortType( QName portType , String myRole , QName pl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NoMyRoleOnReceivePartnerLink( String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knownExpressionLanguage( String expression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Operation( QName portType ,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PropertyDeclaredWithComplexType( QName propertyName , QName complex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CompensateNAto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MessageVariableRequired( String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MustSpecifyExternalVariable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InvalidImport( String impor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DuplicateVariableDecl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recognizedBpe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declaredLink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PortType(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InvalidDeploymentDescript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CantFindXslt( String docStr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MessagePart( String varName , QName messageType , String pa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NoWsdlDefinitionFor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MissingQuer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IsolatedScope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knownActivity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WsdlImportNotFound( String wsdl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Invali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Varia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UndeclaredMessage( String msgName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UnspecifiedIm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CompensateOfInvalidScope( String scopeToCompens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CompilationMessages.errBpel11Requires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TODO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SchemaError( String detai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CompilationMessages.errUndeclaredPropertyAlias( String messageType , Q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CompilationMessages.errPartnerLinkNoPartnerRoleButInitializ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